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pacmanUB : un pacman made in Bordeaux</text:title></text:p>
      <text:p text:style-name="OrgTitle"/>
      <text:p text:style-name="OrgSubtitle"><text:initial-creator>Frédéric Santos</text:initial-creator></text:p>
      <text:p text:style-name="OrgSubtitle"/>
      <text:table-of-content text:style-name="OrgIndexSection" text:protected="true" text:name="Table of Contents">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des matières</text:p>
          </text:index-title>
          <text:p text:style-name="Contents_20_1"><text:a xlink:type="simple" xlink:href="#org7b627ed">1. Présentation du logiciel</text:a></text:p>
          <text:p text:style-name="Contents_20_2"><text:a xlink:type="simple" xlink:href="#orgdae4000">1.1. Les développeurs</text:a></text:p>
          <text:p text:style-name="Contents_20_1"><text:a xlink:type="simple" xlink:href="#org1146f19">2. Installation</text:a></text:p>
          <text:p text:style-name="Contents_20_2"><text:a xlink:type="simple" xlink:href="#org29c72c3">2.1. Linux</text:a></text:p>
          <text:p text:style-name="Contents_20_2"><text:a xlink:type="simple" xlink:href="#org3973c1a">2.2. Mac OS</text:a></text:p>
          <text:p text:style-name="Contents_20_2"><text:a xlink:type="simple" xlink:href="#orgb2ca25e">2.3. Windows</text:a></text:p>
          <text:p text:style-name="Contents_20_3"><text:a xlink:type="simple" xlink:href="#org603d560">2.3.1. Windows 7</text:a></text:p>
          <text:p text:style-name="Contents_20_3"><text:a xlink:type="simple" xlink:href="#org47f9eb7">2.3.2. Windows 10</text:a></text:p>
        </text:index-body>
      </text:table-of-content>
      <text:h text:style-name="Heading_20_1" text:outline-level="1" text:is-list-header="false">
<text:bookmark-start text:name="OrgXref.org7b627ed"/>
<text:bookmark text:name="org7b627ed"/>Présentation du logiciel
<text:bookmark-end text:name="OrgXref.org7b627ed"/></text:h>
      <text:p text:style-name="Text_20_body">Pellentesque dapibus suscipit ligula.  Donec posuere augue in quam.  Etiam vel tortor sodales tellus ultricies commodo.  Suspendisse potenti.  Aenean in sem ac leo mollis blandit.  Donec neque quam, dignissim in, mollis nec, sagittis eu, wisi.  Phasellus lacus.  Etiam laoreet quam sed arcu.  Phasellus at dui in ligula mollis ultricies.  Integer placerat tristique nisl.  Praesent augue.  Fusce commodo.  Vestibulum convallis, lorem a tempus semper, dui dui euismod elit, vitae placerat urna tortor vitae lacus.  Nullam libero mauris, consequat quis, varius et, dictum id, arcu.  Mauris mollis tincidunt felis.  Aliquam feugiat tellus ut neque.  Nulla facilisis, risus a rhoncus fermentum, tellus tellus lacinia purus, et dictum nunc justo sit amet elit.
</text:p>
      <text:h text:style-name="Heading_20_2" text:outline-level="2" text:is-list-header="false">
<text:bookmark-start text:name="OrgXref.orgdae4000"/>
<text:bookmark text:name="orgdae4000"/>Les développeurs
<text:bookmark-end text:name="OrgXref.orgdae4000"/></text:h>
      <text:p text:style-name="Text_20_body">Nullam tempus.  
</text:p>
      <text:h text:style-name="Heading_20_1" text:outline-level="1" text:is-list-header="false">
<text:bookmark-start text:name="OrgXref.org1146f19"/>
<text:bookmark text:name="org1146f19"/>Installation
<text:bookmark-end text:name="OrgXref.org1146f19"/></text:h>
      <text:h text:style-name="Heading_20_2" text:outline-level="2" text:is-list-header="false">
<text:bookmark-start text:name="OrgXref.org29c72c3"/>
<text:bookmark text:name="org29c72c3"/>Linux
<text:bookmark-end text:name="OrgXref.org29c72c3"/></text:h>
      <text:p text:style-name="Text_20_body">Nullam eu ante vel est convallis dignissim.  Fusce suscipit, wisi nec facilisis facilisis, est dui fermentum leo, quis tempor ligula erat quis odio.  Nunc porta vulputate tellus.  Nunc rutrum turpis sed pede.  Sed bibendum.  Aliquam posuere.  Nunc aliquet, augue nec adipiscing interdum, lacus tellus malesuada massa, quis varius mi purus non odio.  Pellentesque condimentum, magna ut suscipit hendrerit, ipsum augue ornare nulla, non luctus diam neque sit amet urna.  Curabitur vulputate vestibulum lorem.  Fusce sagittis, libero non molestie mollis, magna orci ultrices dolor, at vulputate neque nulla lacinia eros.  Sed id ligula quis est convallis tempor.  Curabitur lacinia pulvinar nibh.  Nam a sapien.
</text:p>
      <text:h text:style-name="Heading_20_2" text:outline-level="2" text:is-list-header="false">
<text:bookmark-start text:name="OrgXref.org3973c1a"/>
<text:bookmark text:name="org3973c1a"/>Mac OS
<text:bookmark-end text:name="OrgXref.org3973c1a"/></text:h>
      <text:p text:style-name="Text_20_body">Pellentesque dapibus suscipit ligula.
</text:p>
      <text:h text:style-name="Heading_20_2" text:outline-level="2" text:is-list-header="false">
<text:bookmark-start text:name="OrgXref.orgb2ca25e"/>
<text:bookmark text:name="orgb2ca25e"/>Windows
<text:bookmark-end text:name="OrgXref.orgb2ca25e"/></text:h>
      <text:h text:style-name="Heading_20_3" text:outline-level="3" text:is-list-header="false">
<text:bookmark-start text:name="OrgXref.org603d560"/>
<text:bookmark text:name="org603d560"/>Windows 7
<text:bookmark-end text:name="OrgXref.org603d560"/></text:h>
      <text:h text:style-name="Heading_20_3" text:outline-level="3" text:is-list-header="false">
<text:bookmark-start text:name="OrgXref.org47f9eb7"/>
<text:bookmark text:name="org47f9eb7"/>Windows 10
<text:bookmark-end text:name="OrgXref.org47f9eb7"/></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rédéric Santos</dc:creator>
    <meta:initial-creator>Frédéric Santos</meta:initial-creator>
    <dc:date>2020-07-07T14:52:02</dc:date>
    <meta:creation-date>2020-07-07T14:52:02</meta:creation-date>
    <meta:generator>Emacs 26.3 (Org mode 9.3.7)</meta:generator>
    <meta:keyword/>
    <dc:subject/>
    <dc:title>pacmanUB : un pacman made in Bordeaux</dc:title>
  </office:meta>
</office:document-meta>
</file>